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3.835cm"/>
    </style:style>
    <style:style style:name="co3" style:family="table-column">
      <style:table-column-properties fo:break-before="auto" style:column-width="6.431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4.053cm"/>
    </style:style>
    <style:style style:name="co6" style:family="table-column">
      <style:table-column-properties fo:break-before="auto" style:column-width="4.517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4.08cm"/>
    </style:style>
    <style:style style:name="co9" style:family="table-column">
      <style:table-column-properties fo:break-before="auto" style:column-width="4.955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2.439cm"/>
    </style:style>
    <style:style style:name="co12" style:family="table-column">
      <style:table-column-properties fo:break-before="auto" style:column-width="4.845cm"/>
    </style:style>
    <style:style style:name="co13" style:family="table-column">
      <style:table-column-properties fo:break-before="auto" style:column-width="3.90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CRN</text:p>
          </table:table-cell>
          <table:table-cell office:value-type="string">
            <text:p>Title</text:p>
          </table:table-cell>
          <table:table-cell office:value-type="string">
            <text:p>Duration</text:p>
          </table:table-cell>
          <table:table-cell office:value-type="string">
            <text:p>Credits</text:p>
          </table:table-cell>
          <table:table-cell office:value-type="string">
            <text:p><text:s/>Location</text:p>
          </table:table-cell>
          <table:table-cell office:value-type="string">
            <text:p><text:s/>Status</text:p>
          </table:table-cell>
          <table:table-cell table:number-columns-repeated="5"/>
        </table:table-row>
        <table:table-row table:style-name="ro1">
          <table:table-cell office:value-type="string">
            <text:p>MATH 3820 - A01</text:p>
          </table:table-cell>
          <table:table-cell office:value-type="float" office:value="20760">
            <text:p>20760</text:p>
          </table:table-cell>
          <table:table-cell office:value-type="string">
            <text:p>Introduction to Mathematical Modelling</text:p>
          </table:table-cell>
          <table:table-cell office:value-type="string">
            <text:p>Jan 05, 2011 - Apr 08, 2011</text:p>
          </table:table-cell>
          <table:table-cell table:style-name="ce1" office:value-type="string">
            <text:p>3</text:p>
          </table:table-cell>
          <table:table-cell office:value-type="string">
            <text:p>MACHRAY HALL Rm: 415</text:p>
          </table:table-cell>
          <table:table-cell office:value-type="string">
            <text:p>Active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Maximum</text:p>
          </table:table-cell>
          <table:table-cell office:value-type="string">
            <text:p>Actual</text:p>
          </table:table-cell>
          <table:table-cell office:value-type="string">
            <text:p>Remaining</text:p>
          </table:table-cell>
          <table:table-cell table:number-columns-repeated="8"/>
        </table:table-row>
        <table:table-row table:style-name="ro1">
          <table:table-cell office:value-type="string">
            <text:p>Enrollment: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Record Number</text:p>
          </table:table-cell>
          <table:table-cell office:value-type="string">
            <text:p>Student Name</text:p>
          </table:table-cell>
          <table:table-cell office:value-type="string">
            <text:p>ID</text:p>
          </table:table-cell>
          <table:table-cell office:value-type="string">
            <text:p>Reg Status</text:p>
          </table:table-cell>
          <table:table-cell office:value-type="string">
            <text:p>Grade Mode/AutoGrade</text:p>
          </table:table-cell>
          <table:table-cell office:value-type="string">
            <text:p>Level</text:p>
          </table:table-cell>
          <table:table-cell office:value-type="string">
            <text:p>Degree</text:p>
          </table:table-cell>
          <table:table-cell office:value-type="string">
            <text:p>Program</text:p>
          </table:table-cell>
          <table:table-cell office:value-type="string">
            <text:p>Major</text:p>
          </table:table-cell>
          <table:table-cell office:value-type="string">
            <text:p>Class</text:p>
          </table:table-cell>
          <table:table-cell office:value-type="string">
            <text:p>Telephone</text:p>
          </table:table-cell>
          <table:table-cell office:value-type="string">
            <text:p>Emai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-Iyeh, Enoch </text:p>
          </table:table-cell>
          <table:table-cell table:style-name="ce1" office:value-type="string">
            <text:p>007660342</text:p>
          </table:table-cell>
          <table:table-cell office:value-type="string">
            <text:p>Registered Web</text:p>
          </table:table-cell>
          <table:table-cell/>
          <table:table-cell office:value-type="string">
            <text:p>Graduate</text:p>
          </table:table-cell>
          <table:table-cell office:value-type="string">
            <text:p>M.Sc.</text:p>
          </table:table-cell>
          <table:table-cell office:value-type="string">
            <text:p>Graduate Studies-MSc</text:p>
          </table:table-cell>
          <table:table-cell office:value-type="string">
            <text:p>Electrical and Computer Eng.</text:p>
          </table:table-cell>
          <table:table-cell office:value-type="string">
            <text:p>Master's</text:p>
          </table:table-cell>
          <table:table-cell office:value-type="string">
            <text:p>N/A</text:p>
          </table:table-cell>
          <table:table-cell office:value-type="string">
            <text:p>umaiyeh@cc.umanitoba.c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urgh, Eric C. </text:p>
          </table:table-cell>
          <table:table-cell table:style-name="ce1" office:value-type="string">
            <text:p>007624676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.E.)</text:p>
          </table:table-cell>
          <table:table-cell office:value-type="string">
            <text:p>Engineering-Mechanical</text:p>
          </table:table-cell>
          <table:table-cell office:value-type="string">
            <text:p>Mechanical Engineering</text:p>
          </table:table-cell>
          <table:table-cell office:value-type="string">
            <text:p>Year 3</text:p>
          </table:table-cell>
          <table:table-cell office:value-type="string">
            <text:p>204 998-4033</text:p>
          </table:table-cell>
          <table:table-cell office:value-type="string">
            <text:p>umbourgh@cc.umanitoba.c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nna, Mary M. </text:p>
          </table:table-cell>
          <table:table-cell table:style-name="ce1" office:value-type="string">
            <text:p>007648508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A.</text:p>
          </table:table-cell>
          <table:table-cell office:value-type="string">
            <text:p>Arts-BA General</text:p>
          </table:table-cell>
          <table:table-cell office:value-type="string">
            <text:p>French</text:p>
          </table:table-cell>
          <table:table-cell office:value-type="string">
            <text:p>Year 2</text:p>
          </table:table-cell>
          <table:table-cell office:value-type="string">
            <text:p>204 899-0939</text:p>
          </table:table-cell>
          <table:table-cell office:value-type="string">
            <text:p>umhanna6@cc.umanitoba.c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rytowski, Daniel A. </text:p>
          </table:table-cell>
          <table:table-cell table:style-name="ce1" office:value-type="string">
            <text:p>006809514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Hons.)</text:p>
          </table:table-cell>
          <table:table-cell office:value-type="string">
            <text:p>Science-BSc Honours</text:p>
          </table:table-cell>
          <table:table-cell office:value-type="string">
            <text:p>Mathematics</text:p>
          </table:table-cell>
          <table:table-cell office:value-type="string">
            <text:p>Year 2</text:p>
          </table:table-cell>
          <table:table-cell office:value-type="string">
            <text:p>204 895-3868</text:p>
          </table:table-cell>
          <table:table-cell office:value-type="string">
            <text:p>umkoryto@cc.umanitoba.c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sage, Annick M. </text:p>
          </table:table-cell>
          <table:table-cell table:style-name="ce1" office:value-type="string">
            <text:p>006849382</text:p>
          </table:table-cell>
          <table:table-cell office:value-type="string">
            <text:p>Registered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Hons.)</text:p>
          </table:table-cell>
          <table:table-cell office:value-type="string">
            <text:p>Science-BSc Honours</text:p>
          </table:table-cell>
          <table:table-cell office:value-type="string">
            <text:p>Mathematics</text:p>
          </table:table-cell>
          <table:table-cell office:value-type="string">
            <text:p>Year 4</text:p>
          </table:table-cell>
          <table:table-cell office:value-type="string">
            <text:p>204 254-1719</text:p>
          </table:table-cell>
          <table:table-cell office:value-type="string">
            <text:p>alesage@cc.umanitoba.c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lantje, Scott C. </text:p>
          </table:table-cell>
          <table:table-cell table:style-name="ce1" office:value-type="string">
            <text:p>006801357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Mathematics</text:p>
          </table:table-cell>
          <table:table-cell office:value-type="string">
            <text:p>Year 4</text:p>
          </table:table-cell>
          <table:table-cell office:value-type="string">
            <text:p>204 253-0181</text:p>
          </table:table-cell>
          <table:table-cell office:value-type="string">
            <text:p>umplants@cc.umanitoba.c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n, Chong </text:p>
          </table:table-cell>
          <table:table-cell table:style-name="ce1" office:value-type="string">
            <text:p>007618444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ematics</text:p>
          </table:table-cell>
          <table:table-cell office:value-type="string">
            <text:p>Year 4</text:p>
          </table:table-cell>
          <table:table-cell office:value-type="string">
            <text:p>204 298-7608</text:p>
          </table:table-cell>
          <table:table-cell office:value-type="string">
            <text:p>umsun76@cc.umanitoba.ca</text:p>
          </table:table-cell>
        </table:table-row>
      </table:table>
      <table:table table:name="Sheet2" table:style-name="ta1" table:print="false">
        <table:table-column table:style-name="co13" table:default-cell-style-name="Default"/>
        <table:table-column table:style-name="co14" table:number-columns-repeated="4" table:default-cell-style-name="ce1"/>
        <table:table-column table:style-name="co14" table:number-columns-repeated="5" table:default-cell-style-name="Default"/>
        <table:table-row table:style-name="ro1">
          <table:table-cell office:value-type="string">
            <text:p>Student Nam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A1</text:p>
          </table:table-cell>
          <table:table-cell table:style-name="Default" office:value-type="string">
            <text:p>A2</text:p>
          </table:table-cell>
          <table:table-cell table:style-name="Default" office:value-type="string">
            <text:p>A3</text:p>
          </table:table-cell>
          <table:table-cell office:value-type="string">
            <text:p>MT</text:p>
          </table:table-cell>
          <table:table-cell office:value-type="string">
            <text:p>MT%</text:p>
          </table:table-cell>
          <table:table-cell office:value-type="string">
            <text:p>PROJ /80</text:p>
          </table:table-cell>
          <table:table-cell office:value-type="string">
            <text:p>OVERALL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A-Iyeh, Enoch </text:p>
          </table:table-cell>
          <table:table-cell office:value-type="string">
            <text:p>007660342</text:p>
          </table:table-cell>
          <table:table-cell office:value-type="string">
            <text:p>5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[.F3]/40*100" office:value-type="float" office:value="65">
            <text:p>65</text:p>
          </table:table-cell>
          <table:table-cell office:value-type="float" office:value="69">
            <text:p>69</text:p>
          </table:table-cell>
          <table:table-cell table:formula="of:=[.C3]/5*25+[.F3]/40*25+[.H3]/80*50" office:value-type="float" office:value="84.375">
            <text:p>84.375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Bourgh, Eric C. </text:p>
          </table:table-cell>
          <table:table-cell office:value-type="string">
            <text:p>007624676</text:p>
          </table:table-cell>
          <table:table-cell office:value-type="string">
            <text:p>5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[.F4]/40*100" office:value-type="float" office:value="70">
            <text:p>70</text:p>
          </table:table-cell>
          <table:table-cell office:value-type="float" office:value="75">
            <text:p>75</text:p>
          </table:table-cell>
          <table:table-cell table:formula="of:=[.C4]/5*25+[.F4]/40*25+[.H4]/80*50" office:value-type="float" office:value="89.375">
            <text:p>89.375</text:p>
          </table:table-cell>
          <table:table-cell office:value-type="string">
            <text:p>A+</text:p>
          </table:table-cell>
        </table:table-row>
        <table:table-row table:style-name="ro1">
          <table:table-cell office:value-type="string">
            <text:p>Hanna, Mary M. </text:p>
          </table:table-cell>
          <table:table-cell office:value-type="string">
            <text:p>007648508</text:p>
          </table:table-cell>
          <table:table-cell office:value-type="string">
            <text:p>5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[.F5]/40*100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C5]/5*25+[.F5]/40*25+[.H5]/80*50" office:value-type="float" office:value="65">
            <text:p>65</text:p>
          </table:table-cell>
          <table:table-cell office:value-type="string">
            <text:p>C+</text:p>
          </table:table-cell>
        </table:table-row>
        <table:table-row table:style-name="ro1">
          <table:table-cell office:value-type="string">
            <text:p>Korytowski, Daniel A. </text:p>
          </table:table-cell>
          <table:table-cell office:value-type="string">
            <text:p>006809514</text:p>
          </table:table-cell>
          <table:table-cell office:value-type="string">
            <text:p>5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[.F6]/40*100" office:value-type="float" office:value="67.5">
            <text:p>67.5</text:p>
          </table:table-cell>
          <table:table-cell office:value-type="float" office:value="49">
            <text:p>49</text:p>
          </table:table-cell>
          <table:table-cell table:formula="of:=[.C6]/5*25+[.F6]/40*25+[.H6]/80*50" office:value-type="float" office:value="72.5">
            <text:p>72.5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Lesage, Annick M. </text:p>
          </table:table-cell>
          <table:table-cell office:value-type="string">
            <text:p>006849382</text:p>
          </table:table-cell>
          <table:table-cell office:value-type="string">
            <text:p>5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[.F7]/40*100" office:value-type="float" office:value="70">
            <text:p>70</text:p>
          </table:table-cell>
          <table:table-cell office:value-type="float" office:value="59">
            <text:p>59</text:p>
          </table:table-cell>
          <table:table-cell table:formula="of:=[.C7]/5*25+[.F7]/40*25+[.H7]/80*50" office:value-type="float" office:value="79.375">
            <text:p>79.375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Plantje, Scott C. </text:p>
          </table:table-cell>
          <table:table-cell office:value-type="string">
            <text:p>006801357</text:p>
          </table:table-cell>
          <table:table-cell office:value-type="string">
            <text:p>5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[.F8]/40*100" office:value-type="float" office:value="67.5">
            <text:p>67.5</text:p>
          </table:table-cell>
          <table:table-cell office:value-type="float" office:value="69">
            <text:p>69</text:p>
          </table:table-cell>
          <table:table-cell table:formula="of:=[.C8]/5*25+[.F8]/40*25+[.H8]/80*50" office:value-type="float" office:value="85">
            <text:p>85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Sun, Chong </text:p>
          </table:table-cell>
          <table:table-cell office:value-type="string">
            <text:p>007618444</text:p>
          </table:table-cell>
          <table:table-cell office:value-type="string">
            <text:p>5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[.F9]/40*100" office:value-type="float" office:value="42.5">
            <text:p>42.5</text:p>
          </table:table-cell>
          <table:table-cell office:value-type="float" office:value="33">
            <text:p>33</text:p>
          </table:table-cell>
          <table:table-cell table:formula="of:=[.C9]/5*25+[.F9]/40*25+[.H9]/80*50" office:value-type="float" office:value="56.25">
            <text:p>56.25</text:p>
          </table:table-cell>
          <table:table-cell office:value-type="string">
            <text:p>C</text:p>
          </table:table-cell>
        </table:table-row>
        <table:table-row table:style-name="ro1">
          <table:table-cell/>
          <table:table-cell table:style-name="Default" table:number-columns-repeated="4"/>
          <table:table-cell table:formula="of:=AVERAGE([.F3:.F9])" office:value-type="float" office:value="23.8571428571429">
            <text:p>23.8571428571</text:p>
          </table:table-cell>
          <table:table-cell table:formula="of:=[.F10]/40*100" office:value-type="float" office:value="59.6428571428571">
            <text:p>59.642857142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14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2T14:02:35</dc:date>
    <dc:creator>Julien Arino</dc:creator>
    <meta:generator>OpenOffice.org/3.2$Unix OpenOffice.org_project/320m19$Build-9505</meta:generator>
    <meta:editing-duration>PT01H55M50S</meta:editing-duration>
    <meta:editing-cycles>4</meta:editing-cycles>
    <meta:document-statistic meta:table-count="2" meta:cell-count="177" meta:object-count="0"/>
  </office:meta>
</office:document-meta>
</file>